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754cm" svg:height="7.873cm" svg:x="0.003cm" svg:y="-0.00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748cm" fo:page-height="7.87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1T10:30:59.869394417</meta:creation-date>
    <meta:generator>LibreOffice/5.1.6.2$Linux_X86_64 LibreOffice_project/10m0$Build-2</meta:generator>
    <dc:date>2017-04-22T11:03:50.653797038</dc:date>
    <meta:editing-duration>PT9M16S</meta:editing-duration>
    <meta:editing-cycles>5</meta:editing-cycles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style:text-position="0% 100%" fo:font-size="11pt" fo:font-weight="bold" style:font-size-asian="10pt" style:font-size-complex="10pt"/>
    </style:style>
    <style:style style:name="ch3" style:family="chart">
      <style:chart-properties chart:include-hidden-cells="fals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1pt" style:font-size-asian="11pt" style:font-size-complex="11pt"/>
    </style:style>
    <style:style style:name="ch5" style:family="chart" style:data-style-name="N121">
      <style:chart-properties chart:display-label="true" chart:logarithmic="false" chart:minimum="0.4" chart:maximum="1" chart:interval-major="0.1" chart:interval-minor-divisor="1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1pt" style:font-size-asian="11pt" style:font-size-complex="11pt"/>
    </style:style>
    <style:style style:name="ch6" style:family="chart">
      <style:chart-properties style:rotation-angle="90"/>
      <style:text-properties fo:color="#000000" style:text-position="0% 100%" fo:font-family="'URW Bookman L'" fo:font-size="11pt" style:font-size-asian="11pt" style:font-size-complex="11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d320"/>
      <style:text-properties style:text-position="0% 100%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755cm" svg:height="7.874cm" xlink:href="." xlink:type="simple" chart:class="chart:bar" chart:style-name="ch1">
        <chart:legend svg:x="1.687cm" svg:y="0.26cm" style:legend-expansion="custom" chartooo:width="8.844cm" chartooo:height="0.71cm" style:legend-expansion-aspect-ratio="12.456338028169" chart:style-name="ch2"/>
        <chart:plot-area chart:style-name="ch3" chart:data-source-has-labels="both" svg:x="0.902cm" svg:y="0.79cm" svg:width="14.574cm" svg:height="7.057cm">
          <chartooo:coordinate-region svg:x="1.682cm" svg:y="1.016cm" svg:width="13.753cm" svg:height="6.131cm"/>
          <chart:axis chart:dimension="x" chart:name="primary-x" chart:style-name="ch4" chartooo:axis-type="auto">
            <chartooo:date-scale/>
            <chart:categories table:cell-range-address="local-table.$B$1:.$K$1"/>
          </chart:axis>
          <chart:axis chart:dimension="y" chart:name="primary-y" chart:style-name="ch5">
            <chart:title svg:x="0.095cm" svg:y="6.183cm" chart:style-name="ch6">
              <text:p>Energy (normalized)</text:p>
            </chart:title>
            <chart:grid chart:style-name="ch7" chart:class="major"/>
          </chart:axis>
          <chart:series chart:style-name="ch8" chart:values-cell-range-address="local-table.$B$2:.$K$2" chart:label-cell-address="local-table.$A$2" chart:class="chart:bar">
            <chart:data-point chart:repeated="10"/>
          </chart:series>
          <chart:series chart:style-name="ch9" chart:values-cell-range-address="local-table.$B$3:.$K$3" chart:label-cell-address="local-table.$A$3" chart:class="chart:bar">
            <chart:data-point chart:repeated="10"/>
          </chart:series>
          <chart:series chart:style-name="ch10" chart:values-cell-range-address="local-table.$B$4:.$K$4" chart:label-cell-address="local-table.$A$4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 1</text:p>
              </table:table-cell>
              <table:table-cell office:value-type="string">
                <text:p>Set 2</text:p>
              </table:table-cell>
              <table:table-cell office:value-type="string">
                <text:p>Set 3</text:p>
              </table:table-cell>
              <table:table-cell office:value-type="string">
                <text:p>Set 4</text:p>
              </table:table-cell>
              <table:table-cell office:value-type="string">
                <text:p>Set 5</text:p>
              </table:table-cell>
              <table:table-cell office:value-type="string">
                <text:p>Set 6</text:p>
              </table:table-cell>
              <table:table-cell office:value-type="string">
                <text:p>Set 7</text:p>
              </table:table-cell>
              <table:table-cell office:value-type="string">
                <text:p>Set 8</text:p>
              </table:table-cell>
              <table:table-cell office:value-type="string">
                <text:p>Set 9</text:p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string">
                <text:p>CP Only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CR+CP[11]</text:p>
              </table:table-cell>
              <table:table-cell office:value-type="float" office:value="0.822328410078193">
                <text:p>0.822328410078193</text:p>
              </table:table-cell>
              <table:table-cell office:value-type="float" office:value="0.719033232628399">
                <text:p>0.719033232628399</text:p>
              </table:table-cell>
              <table:table-cell office:value-type="float" office:value="0.706382137917408">
                <text:p>0.706382137917408</text:p>
              </table:table-cell>
              <table:table-cell office:value-type="float" office:value="0.733158584534731">
                <text:p>0.733158584534731</text:p>
              </table:table-cell>
              <table:table-cell office:value-type="float" office:value="0.768131969403742">
                <text:p>0.768131969403742</text:p>
              </table:table-cell>
              <table:table-cell office:value-type="float" office:value="0.795770925110132">
                <text:p>0.795770925110132</text:p>
              </table:table-cell>
              <table:table-cell office:value-type="float" office:value="0.744821872410936">
                <text:p>0.744821872410936</text:p>
              </table:table-cell>
              <table:table-cell office:value-type="float" office:value="0.724313877077696">
                <text:p>0.724313877077696</text:p>
              </table:table-cell>
              <table:table-cell office:value-type="float" office:value="0.756888678948197">
                <text:p>0.756888678948197</text:p>
              </table:table-cell>
              <table:table-cell office:value-type="float" office:value="0.752314409789937">
                <text:p>0.752314409789937</text:p>
              </table:table-cell>
            </table:table-row>
            <table:table-row>
              <table:table-cell office:value-type="string">
                <text:p>Our Approach</text:p>
              </table:table-cell>
              <table:table-cell office:value-type="float" office:value="0.826672458731538">
                <text:p>0.826672458731538</text:p>
              </table:table-cell>
              <table:table-cell office:value-type="float" office:value="0.806322831247302">
                <text:p>0.806322831247302</text:p>
              </table:table-cell>
              <table:table-cell office:value-type="float" office:value="0.778304682868998">
                <text:p>0.778304682868998</text:p>
              </table:table-cell>
              <table:table-cell office:value-type="float" office:value="0.828571428571429">
                <text:p>0.828571428571429</text:p>
              </table:table-cell>
              <table:table-cell office:value-type="float" office:value="0.810155746014192">
                <text:p>0.810155746014192</text:p>
              </table:table-cell>
              <table:table-cell office:value-type="float" office:value="0.805550660792952">
                <text:p>0.805550660792952</text:p>
              </table:table-cell>
              <table:table-cell office:value-type="float" office:value="0.819939243302955">
                <text:p>0.819939243302955</text:p>
              </table:table-cell>
              <table:table-cell office:value-type="float" office:value="0.796289137997681">
                <text:p>0.796289137997681</text:p>
              </table:table-cell>
              <table:table-cell office:value-type="float" office:value="0.801763501810738">
                <text:p>0.801763501810738</text:p>
              </table:table-cell>
              <table:table-cell office:value-type="float" office:value="0.808174410148643">
                <text:p>0.8081744101486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